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ample of gas has a volume of 200 mL at 300K and 50,000 pa. <text:s/>What is the volume of the gas at <text:s/>400K and 100,000 pa?</text:p>
      <text:p text:style-name="Standard"/>
      <text:p text:style-name="Standard"/>
      <text:p text:style-name="Standard">The temperature of 1 mL of gas in a gun changes from 300K to 1500K. <text:s/>The pressure also increases from 100,000 pa to 150,000 pa. <text:s/>What is the final volume of the gas?</text:p>
      <text:p text:style-name="Standard"/>
      <text:p text:style-name="Standard"/>
      <text:p text:style-name="Standard"/>
      <text:p text:style-name="Standard">A bicycle pump compresses 20 m3 of air into 1 m3. <text:s/>The pressure increases from 100,000 pa to 500,000 pa. <text:s/>If the initial temperature is 300K, what is the final temperature of the gas?</text:p>
      <text:p text:style-name="Standard"/>
      <text:p text:style-name="Standard"/>
      <text:p text:style-name="Standard"/>
      <text:p text:style-name="Standard">Why does an aerosol can get colder when it is sprayed?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s Williamson</meta:initial-creator>
    <meta:creation-date>2009-02-18T15:44:43</meta:creation-date>
    <dc:date>2009-02-18T16:39:36</dc:date>
    <dc:creator>Jonas Williamson</dc:creator>
    <meta:editing-duration>PT00H49M32S</meta:editing-duration>
    <meta:editing-cycles>2</meta:editing-cycles>
    <meta:generator>OpenOffice.org/3.0$Linux OpenOffice.org_project/300m9$Build-9358</meta:generator>
    <meta:document-statistic meta:table-count="0" meta:image-count="0" meta:object-count="0" meta:page-count="1" meta:paragraph-count="4" meta:word-count="105" meta:character-count="519"/>
    <meta:user-defined meta:name="Info 1"/>
    <meta:user-defined meta:name="Info 2"/>
    <meta:user-defined meta:name="Info 3"/>
    <meta:user-defined meta:name="Info 4"/>
  </office:meta>
</office:document-meta>
</file>